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serif" svg:font-family="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language="en" fo:country="US"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language="en" fo:country="US" style:text-underline-style="none"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serif" fo:font-size="12pt" fo:font-style="normal" style:font-style-asian="normal" style:font-style-complex="normal"/>
    </style:style>
    <style:style style:name="T4" style:family="text">
      <style:text-properties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style:font-name="sans-serif" fo:font-size="12pt" fo:font-style="normal" style:font-style-asian="normal" style:font-style-complex="normal"/>
    </style:style>
    <style:style style:name="T6" style:family="text">
      <style:text-properties style:font-name="Times New Roman" fo:font-size="12pt" fo:font-style="normal" style:font-size-asian="12pt" style:font-style-asian="normal" style:font-size-complex="12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Registration report for Experimental Psychology Lab Study 2019</text:p>
      <text:p text:style-name="P1"/>
      <text:p text:style-name="P2">When looking at other people, humans are able to process perceived faces and encode those information in order to form an opinion, or assumption, about the other's personality. Basically, there could be two different forms of processing faces: <text:span text:style-name="T1">featural processing </text:span><text:span text:style-name="T2">and </text:span><text:span text:style-name="T1">configural processing.</text:span><text:span text:style-name="T2"> </text:span></text:p>
      <text:p text:style-name="P2"><text:span text:style-name="T2"/></text:p>
      <text:p text:style-name="P2"><text:span text:style-name="T2">Featural processing takes into account only the facial features (e.g. mouth, nose, eyes), while configural processing takes into account the configuration of those features as well ( e.g. eyes over nose over mouth). </text:span></text:p>
      <text:p text:style-name="P3"><text:span text:style-name="T4">What we want to do in this study replication of <text:s/>“</text:span><text:span text:style-name="T3">Con</text:span><text:span text:style-name="T5">fi</text:span><text:span text:style-name="T3">gural processing and social judgments: Face inversion particularlydisrupts inferences of human-relevant traits“ by </text:span><text:span text:style-name="T6">John Paul Wilson, Steven G. Young, Nicholas O. Rule and Kurt Hugenberg</text:span><text:span text:style-name="T3"> from 2018 is, we want to disrupt the possible configural processing of faces by inverting them and see if this has an effect on the perception of different character traits. </text:span></text:p>
      <text:p text:style-name="P3"><text:span text:style-name="T3"/></text:p>
      <text:p text:style-name="P3"><text:span text:style-name="T3">The character traits we will use are „dominance“ and „trustworthiness“.</text:span></text:p>
      <text:p text:style-name="P3"><text:span text:style-name="T3">The study is going to be divided into two parts: In the first part, we want to take a look at how exclusive a certain character trait belongs to humans in comparison to non-humans. In the second part, we explore the effect inversoin has on the judgement of faces regarding different character traits.</text:span></text:p>
      <text:p text:style-name="P3"><text:span text:style-name="T3"/></text:p>
      <text:p text:style-name="P3"><text:span text:style-name="T3">We are going to start recruiting participants as soon as we finish the pre-registration. The recruitment will take place via social media (Facebook and WhatsApp/Telegram) and the bulletin board of Osnabrück's StudIP. The whole experiment will run for 14 days.</text:span></text:p>
      <text:p text:style-name="P3"><text:span text:style-name="T3">The only restriction for participants will be to speak german on at least B2 level, since the study will be conducted in german because most of the people that we are going to reach are german native speakers.</text:span></text:p>
      <text:p text:style-name="P3"><text:span text:style-name="T3"/></text:p>
      <text:p text:style-name="P3"><text:span text:style-name="T3">We are using the images of 36 black and 36 white male faces from the chicago face database as material plus the above-mentioned character traits and some more as fillers for the first part of the study.</text:span></text:p>
      <text:p text:style-name="P3"><text:span text:style-name="T3">The database is free to use here: </text:span><text:a xlink:type="simple" xlink:href="https://chicagofaces.org/default/" text:style-name="Internet_20_link" text:visited-style-name="Visited_20_Internet_20_Link"><text:span text:style-name="T3">https://chicagofaces.org/default/</text:span></text:a></text:p>
      <text:p text:style-name="P3"><text:span text:style-name="T3"/></text:p>
      <text:p text:style-name="P3"><text:span text:style-name="T3">The first part of our study will contain 10 character traits. Participants will see 1 trait at a time and are asked to rate them on a scale from 1 to 7 to be exclusive to humans (7) or humans and non-humans alike (1) in the second part, participants will see the 72 male faces upright one at a time and are asked, how strong they would attribute either trustworthiness or dominance to them. Which one of the character traits will be rated is chosen at random. After that, the same will be done for the 72 inverted male faces.</text:span></text:p>
      <text:p text:style-name="P3"><text:span text:style-name="T3"/></text:p>
      <text:p text:style-name="P3"><text:span text:style-name="T3">We are going to keep track of the measured reaction time for every stimulus as well as the ratings for both parts of the study. Furthermore we are going to measure the age and gender of participants.</text:span></text:p>
      <text:p text:style-name="P3"><text:span text:style-name="T3">The response time will be treated as an intervall scale in ms, ratings as an ordinal scale, age as interval scale and gender as nominal scale.</text:span></text:p>
      <text:p text:style-name="P3"><text:span text:style-name="T3"/></text:p>
      <text:p text:style-name="P3"><text:span text:style-name="T3">We are going to exclude data from participants who always give the same answer to every trial, also participants who answer in a pattern for at least 3 times. As for reaction times, we are going to exclude data from participants if their reaction times are outside the mean reaction time +/- 3 times the standard deviation interval.</text:span></text:p>
      <text:p text:style-name="P3"><text:span text:style-name="T3"/></text:p>
      <text:p text:style-name="P3"><text:span text:style-name="T3">We are going to use R for statistical analysis with the packages tidyverse, effsize, readR, desktools </text:span><text:soft-page-break/><text:span text:style-name="T3">and Rmisc.</text:span></text:p>
      <text:p text:style-name="P3"><text:span text:style-name="T3"/></text:p>
      <text:p text:style-name="P3"><text:span text:style-name="T3"><text:s/>(STATISTICAL MODEL AND PROCEDURE 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serif" svg:font-family="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Pietschke</meta:initial-creator>
    <meta:creation-date>2019-06-13T11:24:16.64</meta:creation-date>
    <dc:date>2019-06-13T12:39:00.66</dc:date>
    <dc:creator>Daniel Pietschke</dc:creator>
    <meta:editing-duration>PT44M2S</meta:editing-duration>
    <meta:editing-cycles>3</meta:editing-cycles>
    <meta:generator>OpenOffice/4.1.3$Win32 OpenOffice.org_project/413m1$Build-9783</meta:generator>
    <meta:document-statistic meta:table-count="0" meta:image-count="0" meta:object-count="0" meta:page-count="2" meta:paragraph-count="16" meta:word-count="579" meta:character-count="3445"/>
  </office:meta>
</office:document-meta>
</file>